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8000000920738B3EC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1" svg:font-family="Georgia" style:font-family-generic="roman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ＭＳ Ｐゴシック1" svg:font-family="'ＭＳ Ｐゴシック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4.727cm" fo:min-width="22.6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177cm"/>
    </style:style>
    <style:style style:name="gr4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0.87cm" fo:min-width="17.62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13.019cm"/>
    </style:style>
    <style:style style:name="gr6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5.67cm" fo:min-width="13.2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7.158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2.5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949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3.468cm" fo:min-width="1.039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17.0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55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3.02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14cm"/>
    </style:style>
    <style:style style:name="gr1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865cm" fo:min-width="5.2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088cm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3.47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134cm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0.35cm" fo:min-width="0.9cm"/>
    </style:style>
    <style:style style:name="gr21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8.42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7.82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3.614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10.824cm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5.177cm"/>
    </style:style>
    <style:style style:name="gr26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2.07cm" fo:min-width="20.22cm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3.019cm"/>
    </style:style>
    <style:style style:name="gr28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8.27cm" fo:min-width="18.22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1cm" fo:min-width="7.158cm"/>
    </style:style>
    <style:style style:name="gr30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8.27cm" fo:min-width="7.619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1cm" fo:min-width="7.158cm"/>
    </style:style>
    <style:style style:name="gr32" style:family="graphic" style:parent-style-name="standard">
      <style:graphic-properties draw:stroke="none" draw:fill="solid" draw:fill-color="#ffffff" fo:min-height="8.4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cm" fo:min-width="21.128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outline1">
      <style:graphic-properties draw:auto-grow-height="true" fo:min-height="12.18cm"/>
    </style:style>
    <style:style style:name="pr6" style:family="presentation" style:parent-style-name="Standard-subtitle">
      <style:graphic-properties draw:fill="solid" draw:fill-color="#ffffff" fo:min-height="13.859cm"/>
    </style:style>
    <style:style style:name="pr7" style:family="presentation" style:parent-style-name="Standard-subtitle">
      <style:graphic-properties draw:fill="solid" draw:fill-color="#ffffff" fo:min-height="17cm"/>
    </style:style>
    <style:style style:name="pr8" style:family="presentation" style:parent-style-name="Standard-subtitle">
      <style:graphic-properties draw:fill="solid" draw:fill-color="#ffffff" fo:min-height="9.597cm"/>
    </style:style>
    <style:style style:name="pr9" style:family="presentation" style:parent-style-name="Standard-title">
      <style:graphic-properties fo:min-height="3.506cm"/>
    </style:style>
    <style:style style:name="pr10" style:family="presentation" style:parent-style-name="Standard-outline1">
      <style:graphic-properties draw:fill="solid" draw:fill-color="#ffffff" fo:min-height="6.2cm"/>
    </style:style>
    <style:style style:name="pr11" style:family="presentation" style:parent-style-name="Standard-notes">
      <style:graphic-properties draw:fill-color="#ffffff" fo:min-height="13.364cm"/>
    </style:style>
    <style:style style:name="pr12" style:family="presentation" style:parent-style-name="Standard-outline1">
      <style:graphic-properties draw:fill="solid" draw:fill-color="#ffffff" fo:min-height="10.087cm"/>
    </style:style>
    <style:style style:name="pr13" style:family="presentation" style:parent-style-name="Standard-outline1">
      <style:graphic-properties fo:min-height="12.18cm"/>
    </style:style>
    <style:style style:name="pr14" style:family="presentation" style:parent-style-name="Standard-subtitle">
      <style:graphic-properties draw:fill="solid" draw:fill-color="#ffffff" fo:min-height="17.06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50%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800000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start"/>
      <style:text-properties fo:font-size="36pt" style:font-size-asian="36pt" style:font-size-complex="36pt"/>
    </style:style>
    <style:style style:name="P9" style:family="paragraph">
      <loext:graphic-properties draw:fill="solid" draw:fill-color="#ffffff"/>
      <style:paragraph-properties fo:text-align="start"/>
      <style:text-properties fo:color="#000000" fo:font-size="32pt" style:font-size-asian="32pt" style:font-size-complex="32pt"/>
    </style:style>
    <style:style style:name="P10" style:family="paragraph">
      <loext:graphic-properties draw:fill="solid" draw:fill-color="#ffffff"/>
      <style:paragraph-properties fo:text-align="start"/>
      <style:text-properties fo:color="#000000" fo:font-size="20pt" style:font-size-asian="20pt" style:font-size-complex="20pt"/>
    </style:style>
    <style:style style:name="P11" style:family="paragraph">
      <loext:graphic-properties draw:fill="none" draw:fill-color="#ffffff" draw:fill-image-width="0cm" draw:fill-image-height="0cm"/>
      <style:paragraph-properties fo:text-align="start"/>
      <style:text-properties fo:color="#000000" fo:font-size="32pt" style:font-size-asian="32pt" style:font-size-complex="32pt"/>
    </style:style>
    <style:style style:name="P12" style:family="paragraph">
      <loext:graphic-properties draw:fill="none" draw:fill-color="#ffffff"/>
      <style:text-properties fo:color="#ff0000" fo:font-size="32pt" style:font-size-asian="32pt" style:font-size-complex="32pt"/>
    </style:style>
    <style:style style:name="P13" style:family="paragraph">
      <loext:graphic-properties draw:fill="none" draw:fill-color="#ffffff" draw:fill-image-width="0cm" draw:fill-image-height="0cm"/>
      <style:text-properties fo:font-size="60pt" style:font-size-asian="60pt" style:font-size-complex="60pt"/>
    </style:style>
    <style:style style:name="P14" style:family="paragraph">
      <loext:graphic-properties draw:fill="none" draw:fill-color="#ffffff"/>
      <style:text-properties fo:color="#008000" fo:font-size="32pt" style:font-size-asian="32pt" style:font-size-complex="32pt"/>
    </style:style>
    <style:style style:name="P15" style:family="paragraph">
      <loext:graphic-properties draw:fill="none" draw:fill-color="#ffffff"/>
      <style:text-properties fo:color="#ff6633" fo:font-size="32pt" style:font-size-asian="32pt" style:font-size-complex="32pt"/>
    </style:style>
    <style:style style:name="P16" style:family="paragraph">
      <loext:graphic-properties draw:fill="none" draw:fill-color="#ffffff" draw:fill-image-width="0cm" draw:fill-image-height="0cm"/>
      <style:text-properties fo:font-size="22pt" style:font-size-asian="22pt" style:font-size-complex="22pt"/>
    </style:style>
    <style:style style:name="P17" style:family="paragraph">
      <loext:graphic-properties draw:fill="solid" draw:fill-color="#ffffff"/>
      <style:paragraph-properties fo:text-align="start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loext:graphic-properties draw:fill="none" draw:opacity="0%"/>
      <style:paragraph-properties fo:text-align="center"/>
    </style:style>
    <style:style style:name="P20" style:family="paragraph">
      <loext:graphic-properties draw:fill="none" draw:fill-color="#ffffff"/>
      <style:text-properties fo:color="#800000"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solid" draw:fill-color="#ffffff"/>
      <style:text-properties fo:font-size="18pt"/>
    </style:style>
    <style:style style:name="P22" style:family="paragraph">
      <style:paragraph-properties fo:margin-top="0.508cm" fo:margin-bottom="0cm"/>
    </style:style>
    <style:style style:name="P23" style:family="paragraph">
      <loext:graphic-properties draw:fill="none" draw:fill-color="#ffffff"/>
      <style:paragraph-properties fo:margin-top="0.508cm" fo:margin-bottom="0cm"/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style:use-window-font-color="true" style:text-outline="false" style:text-line-through-style="none" style:text-line-through-type="none" style:font-name="Georgia1" fo:font-size="32pt" fo:font-style="italic" fo:text-shadow="none" style:text-underline-style="none" fo:font-weight="normal" style:letter-kerning="true" style:font-name-asian="Georgia1" style:font-size-asian="15pt" style:font-style-asian="italic" style:font-weight-asian="normal" style:font-name-complex="Georgia1" style:font-size-complex="15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use-window-font-color="true" style:text-outline="false" style:text-line-through-style="none" style:text-line-through-type="none" style:font-name="Georgia1" fo:font-size="22pt" fo:font-style="normal" fo:text-shadow="none" style:text-underline-style="none" fo:font-weight="normal" style:letter-kerning="true" style:font-name-asian="Georgia1" style:font-size-asian="22pt" style:font-style-asian="normal" style:font-weight-asian="normal" style:font-name-complex="Georgi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8000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8000" fo:font-size="32pt" style:font-size-asian="32pt" style:font-size-complex="32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ff6633" fo:font-size="32pt" style:font-size-asian="32pt" style:font-size-complex="32pt"/>
    </style:style>
    <style:style style:name="T11" style:family="text">
      <style:text-properties fo:color="#ff0000" fo:font-size="32pt" style:font-size-asian="32pt" style:font-size-complex="32pt"/>
    </style:style>
    <style:style style:name="T12" style:family="text">
      <style:text-properties fo:color="#dc2300" fo:font-size="32pt" style:font-size-asian="32pt" style:font-size-complex="32pt"/>
    </style:style>
    <style:style style:name="T13" style:family="text">
      <style:text-properties fo:color="#008000" fo:font-size="20pt" style:font-size-asian="20pt" style:font-size-complex="20pt"/>
    </style:style>
    <style:style style:name="T14" style:family="text">
      <style:text-properties fo:color="#000000" fo:font-size="20pt" style:font-size-asian="20pt" style:font-size-complex="20pt"/>
    </style:style>
    <style:style style:name="T15" style:family="text">
      <style:text-properties fo:color="#ff6633" fo:font-size="20pt" style:font-size-asian="20pt" style:font-size-complex="20pt"/>
    </style:style>
    <style:style style:name="T16" style:family="text">
      <style:text-properties fo:color="#ff0000" fo:font-size="20pt" style:font-size-asian="20pt" style:font-size-complex="20pt"/>
    </style:style>
    <style:style style:name="T17" style:family="text">
      <style:text-properties fo:color="#dc2300" fo:font-size="20pt" style:font-size-asian="20pt" style:font-size-complex="20pt"/>
    </style:style>
    <style:style style:name="T18" style:family="text">
      <style:text-properties fo:font-size="88pt" style:font-size-asian="88pt" style:font-size-complex="88pt"/>
    </style:style>
    <style:style style:name="T19" style:family="text">
      <style:text-properties fo:color="#008000" fo:font-size="36pt" style:font-size-asian="36pt" style:font-size-complex="36pt"/>
    </style:style>
    <style:style style:name="T20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color="#008000"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color="#ff6633"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language="en" fo:country="US"/>
    </style:style>
    <style:style style:name="T24" style:family="text">
      <style:text-properties fo:language="de" fo:country="DE"/>
    </style:style>
    <style:style style:name="T25" style:family="text">
      <style:text-properties fo:language="en" fo:country="ZW"/>
    </style:style>
    <style:style style:name="T26" style:family="text">
      <style:text-properties fo:language="fr" fo:country="FR"/>
    </style:style>
    <style:style style:name="T27" style:family="text">
      <style:text-properties fo:color="#4700b8"/>
    </style:style>
    <style:style style:name="T28" style:family="text">
      <style:text-properties fo:color="#000000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32" style:family="text">
      <style:text-properties fo:font-size="18pt"/>
    </style:style>
    <style:style style:name="T33" style:family="text">
      <style:text-properties fo:color="#008000" fo:font-size="18pt"/>
    </style:style>
    <style:style style:name="T34" style:family="text">
      <style:text-properties fo:color="#dc2300" fo:font-size="18pt"/>
    </style:style>
    <style:style style:name="T35" style:family="text">
      <style:text-properties fo:color="#000000" fo:font-size="18pt"/>
    </style:style>
    <style:style style:name="T3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4.294cm" presentation:class="title" presentation:user-transformed="true">
          <draw:text-box>
            <text:p>Javascript Module Pattern</text:p>
          </draw:text-box>
        </draw:frame>
        <draw:frame presentation:style-name="pr2" draw:text-style-name="P1" draw:layer="layout" svg:width="25.199cm" svg:height="12.18cm" svg:x="1.399cm" svg:y="4.913cm" presentation:class="subtitle">
          <draw:text-box>
            <text:p><text:span text:style-name="T1">„</text:span><text:span text:style-name="T2">Java is to JavaScript what Car is to Carpet.</text:span><text:span text:style-name="T1">“ </text:span></text:p>
            <text:p><text:span text:style-name="T1"><text:tab/></text:span><text:span text:style-name="T1"><text:tab/></text:span><text:span text:style-name="T3">- </text:span><text:span text:style-name="T4">Chris Heilman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Module Pattern – An Overview</text:p>
          </draw:text-box>
        </draw:frame>
        <draw:frame presentation:style-name="pr4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>emulate classes</text:p>
              </text:list-item>
              <text:list-item>
                <text:p>new private scope</text:p>
              </text:list-item>
              <text:list-item>
                <text:p>module extensions</text:p>
              </text:list-item>
              <text:list-item>
                <text:p>apportionable on different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399cm" svg:y="0.836cm" presentation:class="title">
          <draw:text-box>
            <text:list text:style-name="L1">
              <text:list-header>
                <text:p text:style-name="P4">Advantages of the Module Pattern</text:p>
              </text:list-header>
            </text:list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Work independently of the rest of the code </text:p>
              </text:list-item>
              <text:list-item>
                <text:p>Keeps variables out of global space</text:p>
              </text:list-item>
              <text:list-item>
                <text:p>Namespacing (no varname conflic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Disadvantages of the Module Pattern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Inheritance is a bit clumsy</text:p>
              </text:list-item>
              <text:list-item>
                <text:p>Extending the module from the outside is not always possible</text:p>
              </text:list-item>
              <text:list-item>
                <text:p>Changing visibility is tedio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Module Pattern - Example</text:p>
          </draw:text-box>
        </draw:frame>
        <draw:custom-shape draw:style-name="gr2" draw:text-style-name="P5" xml:id="id1" draw:id="id1" draw:layer="layout" svg:width="23.2cm" svg:height="15.057cm" svg:x="2.399cm" svg:y="4.3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6" draw:layer="layout" svg:width="5.677cm" svg:height="1.216cm" svg:x="2.999cm" svg:y="4.999cm">
          <draw:text-box>
            <text:p xml:id="id2" text:id="id2"><text:span text:style-name="T5">global scope</text:span></text:p>
          </draw:text-box>
        </draw:frame>
        <draw:custom-shape draw:style-name="gr4" draw:text-style-name="P5" xml:id="id3" draw:id="id3" draw:layer="layout" svg:width="18.2cm" svg:height="11.2cm" svg:x="4.799cm" svg:y="6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13.519cm" svg:height="2.181cm" svg:x="5.638cm" svg:y="7.838cm">
          <draw:text-box>
            <text:p xml:id="id4" text:id="id4"><text:span text:style-name="T5">Module</text:span></text:p>
            <text:p xml:id="id5" text:id="id5"><text:span text:style-name="T5">public scope = object properties</text:span></text:p>
          </draw:text-box>
        </draw:frame>
        <draw:custom-shape draw:style-name="gr6" draw:text-style-name="P5" xml:id="id6" draw:id="id6" draw:layer="layout" svg:width="13.8cm" svg:height="6cm" svg:x="6.806cm" svg:y="10.83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6" draw:layer="layout" svg:width="7.658cm" svg:height="2.181cm" svg:x="7.999cm" svg:y="12.399cm">
          <draw:text-box>
            <text:p xml:id="id7" text:id="id7"><text:span text:style-name="T5">function scope = </text:span></text:p>
            <text:p xml:id="id8" text:id="id8"><text:span text:style-name="T5">private 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0.5s" smil:fill="hold" smil:targetElement="id1" smil:attributeName="stroke-color" smil:to="#000000" anim:color-interpolation="rgb" anim:color-interpolation-direction="clockwise"/>
                  <anim:set smil:dur="0.5s" smil:fill="hold" smil:targetElement="id1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1">
                  <anim:animateColor smil:dur="0.5s" smil:fill="hold" smil:targetElement="id2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3" smil:attributeName="stroke-color" smil:to="#000000" anim:color-interpolation="rgb" anim:color-interpolation-direction="clockwise"/>
                  <anim:set smil:dur="0.5s" smil:fill="hold" smil:targetElement="id3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4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5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6" draw:text-style-name="P8" draw:layer="layout" svg:width="23cm" svg:height="13.859cm" svg:x="2.4cm" svg:y="3.492cm" presentation:class="subtitle" presentation:user-transformed="true">
          <draw:text-box>
            <text:p text:style-name="P7"><text:span text:style-name="T6">var ExampleModule = (function() {</text:span></text:p>
            <text:p xml:id="id10" text:id="id10" text:style-name="P7"><text:span text:style-name="T6"><text:tab/></text:span><text:span text:style-name="T7">var object = {};</text:span></text:p>
            <text:p text:style-name="P7"><text:span text:style-name="T7"/></text:p>
            <text:p xml:id="id9" text:id="id9" text:style-name="P7"><text:span text:style-name="T7"><text:tab/></text:span><text:span text:style-name="T7">var privateProperty = …;</text:span></text:p>
            <text:p text:style-name="P7"><text:span text:style-name="T7"/></text:p>
            <text:p xml:id="id11" text:id="id11" text:style-name="P7"><text:span text:style-name="T7"><text:tab/></text:span><text:span text:style-name="T7">object.publicProperty = …;</text:span></text:p>
            <text:p text:style-name="P7"><text:span text:style-name="T7"/></text:p>
            <text:p xml:id="id12" text:id="id12" text:style-name="P7"><text:span text:style-name="T7"><text:tab/></text:span><text:span text:style-name="T7">return object;</text:span></text:p>
            <text:p text:style-name="P7"><text:span text:style-name="T6">}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0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9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1" anim:sub-item="text" smil:attributeName="color" smil:to="#00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1.8cm" svg:height="17cm" svg:x="3cm" svg:y="2.4cm">
          <draw:text-box>
            <text:p text:style-name="P7"><text:span text:style-name="T8">var</text:span><text:span text:style-name="T9"> ExampleModule = (</text:span><text:span text:style-name="T8">function</text:span><text:span text:style-name="T9">() {</text:span></text:p>
            <text:p text:style-name="P7"><text:span text:style-name="T9"><text:tab/></text:span><text:span text:style-name="T8">var</text:span><text:span text:style-name="T9"> module = {};</text:span></text:p>
            <text:p text:style-name="P7"><text:span text:style-name="T9"><text:tab/></text:span><text:span text:style-name="T8">var</text:span><text:span text:style-name="T9"> privateVariable = ''</text:span><text:span text:style-name="T10">private</text:span><text:span text:style-name="T9">'';</text:span></text:p>
            <text:p text:style-name="P7"><text:span text:style-name="T9"><text:tab/></text:span><text:span text:style-name="T8">var</text:span><text:span text:style-name="T9"> privateFunction = </text:span><text:span text:style-name="T8">function</text:span><text:span text:style-name="T9">(){</text:span></text:p>
            <text:p text:style-name="P7"><text:span text:style-name="T9"><text:tab/></text:span><text:span text:style-name="T9"><text:tab/></text:span><text:span text:style-name="T8">return</text:span><text:span text:style-name="T9"> privateVariable;</text:span></text:p>
            <text:p text:style-name="P7"><text:span text:style-name="T9"><text:tab/></text:span><text:span text:style-name="T9">};</text:span></text:p>
            <text:p text:style-name="P7"><text:span text:style-name="T9"><text:tab/></text:span><text:span text:style-name="T9">module.</text:span><text:span text:style-name="T11">publicVariable</text:span><text:span text:style-name="T9"> = ''</text:span><text:span text:style-name="T10">public</text:span><text:span text:style-name="T9">'';</text:span></text:p>
            <text:p text:style-name="P7"><text:span text:style-name="T9"><text:tab/></text:span><text:span text:style-name="T9">module.</text:span><text:span text:style-name="T12">publicFunction</text:span><text:span text:style-name="T9"> = </text:span><text:span text:style-name="T8">function</text:span><text:span text:style-name="T9">() {</text:span></text:p>
            <text:p text:style-name="P7"><text:span text:style-name="T9"><text:tab/></text:span><text:span text:style-name="T9"><text:tab/></text:span><text:span text:style-name="T8">return</text:span><text:span text:style-name="T9"> module.</text:span><text:span text:style-name="T11">publicVariable</text:span><text:span text:style-name="T9">;</text:span></text:p>
            <text:p text:style-name="P7"><text:span text:style-name="T9"><text:tab/></text:span><text:span text:style-name="T9">};</text:span></text:p>
            <text:p text:style-name="P7"><text:span text:style-name="T9"><text:tab/></text:span><text:span text:style-name="T8">return</text:span><text:span text:style-name="T9"> module;</text:span></text:p>
            <text:p text:style-name="P7"><text:span text:style-name="T9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text-style-name="P10" draw:layer="layout" svg:width="13.439cm" svg:height="9.597cm" svg:x="8.002cm" svg:y="0.999cm">
          <draw:text-box>
            <text:p text:style-name="P7"><text:span text:style-name="T13">var</text:span><text:span text:style-name="T14"> ExampleModule = (</text:span><text:span text:style-name="T13">function</text:span><text:span text:style-name="T14">() {</text:span></text:p>
            <text:p text:style-name="P7"><text:span text:style-name="T14"><text:tab/></text:span><text:span text:style-name="T13">var</text:span><text:span text:style-name="T14"> module = {};</text:span></text:p>
            <text:p text:style-name="P7"><text:span text:style-name="T14"><text:tab/></text:span><text:span text:style-name="T13">var</text:span><text:span text:style-name="T14"> privateVariable = ''</text:span><text:span text:style-name="T15">private</text:span><text:span text:style-name="T14">'';</text:span></text:p>
            <text:p text:style-name="P7"><text:span text:style-name="T14"><text:tab/></text:span><text:span text:style-name="T13">var</text:span><text:span text:style-name="T14"> privateFunction = </text:span><text:span text:style-name="T13">function</text:span><text:span text:style-name="T14">(){</text:span></text:p>
            <text:p text:style-name="P7"><text:span text:style-name="T14"><text:tab/></text:span><text:span text:style-name="T14"><text:tab/></text:span><text:span text:style-name="T13">return</text:span><text:span text:style-name="T14"> privateVariable;</text:span></text:p>
            <text:p text:style-name="P7"><text:span text:style-name="T14"><text:tab/></text:span><text:span text:style-name="T14">};</text:span></text:p>
            <text:p text:style-name="P7"><text:span text:style-name="T14"><text:tab/></text:span><text:span text:style-name="T14">module.</text:span><text:span text:style-name="T16">publicVariable</text:span><text:span text:style-name="T14"> = ''</text:span><text:span text:style-name="T15">public</text:span><text:span text:style-name="T14">'';</text:span></text:p>
            <text:p text:style-name="P7"><text:span text:style-name="T14"><text:tab/></text:span><text:span text:style-name="T14">module.</text:span><text:span text:style-name="T17">publicFunction</text:span><text:span text:style-name="T14"> = </text:span><text:span text:style-name="T13">function</text:span><text:span text:style-name="T14">() {</text:span></text:p>
            <text:p text:style-name="P7"><text:span text:style-name="T14"><text:tab/></text:span><text:span text:style-name="T14"><text:tab/></text:span><text:span text:style-name="T13">return</text:span><text:span text:style-name="T14"> module.publicVariable;</text:span></text:p>
            <text:p text:style-name="P7"><text:span text:style-name="T14"><text:tab/></text:span><text:span text:style-name="T14">};</text:span></text:p>
            <text:p text:style-name="P7"><text:span text:style-name="T14"><text:tab/></text:span><text:span text:style-name="T13">return</text:span><text:span text:style-name="T14"> module;</text:span></text:p>
            <text:p text:style-name="P7"><text:span text:style-name="T14">}());</text:span></text:p>
          </draw:text-box>
        </draw:frame>
        <draw:frame draw:style-name="gr8" draw:text-style-name="P11" draw:layer="layout" svg:width="23.013cm" svg:height="1.517cm" svg:x="2.6cm" svg:y="12.196cm">
          <draw:text-box>
            <text:p text:style-name="P7"><text:span text:style-name="T9">console.log(exampleModule.publicVariable);</text:span></text:p>
          </draw:text-box>
        </draw:frame>
        <draw:frame draw:style-name="gr9" draw:text-style-name="P12" draw:layer="layout" svg:width="3.89cm" svg:height="1.517cm" svg:x="2.2cm" svg:y="3.598cm">
          <draw:text-box>
            <text:p><text:span text:style-name="T11">private</text:span></text:p>
          </draw:text-box>
        </draw:frame>
        <draw:frame draw:style-name="gr10" draw:text-style-name="P12" draw:layer="layout" svg:width="3.449cm" svg:height="1.517cm" svg:x="2.752cm" svg:y="6.598cm">
          <draw:text-box>
            <text:p><text:span text:style-name="T11">public</text:span></text:p>
          </draw:text-box>
        </draw:frame>
        <draw:frame draw:style-name="gr11" draw:text-style-name="P13" draw:layer="layout" svg:width="1.539cm" svg:height="3.718cm" svg:x="5.866cm" svg:y="5.284cm">
          <draw:text-box>
            <text:p><text:span text:style-name="T18">{</text:span></text:p>
          </draw:text-box>
        </draw:frame>
        <draw:frame draw:style-name="gr11" draw:text-style-name="P13" draw:layer="layout" svg:width="1.539cm" svg:height="3.718cm" svg:x="5.801cm" svg:y="2.285cm">
          <draw:text-box>
            <text:p><text:span text:style-name="T18">{</text:span></text:p>
          </draw:text-box>
        </draw:frame>
        <draw:frame draw:style-name="gr12" draw:text-style-name="P11" draw:layer="layout" svg:width="17.573cm" svg:height="1.517cm" svg:x="5.271cm" svg:y="15.614cm">
          <draw:text-box>
            <text:p text:style-name="P7"><text:span text:style-name="T9">exampleModule.publicFunction();</text:span></text:p>
          </draw:text-box>
        </draw:frame>
        <draw:frame draw:style-name="gr13" draw:text-style-name="P14" draw:layer="layout" svg:width="3.05cm" svg:height="1.517cm" svg:x="12.203cm" svg:y="13.889cm">
          <draw:text-box>
            <text:p><text:span text:style-name="T8">OK</text:span></text:p>
          </draw:text-box>
        </draw:frame>
        <draw:frame draw:style-name="gr13" draw:text-style-name="P14" draw:layer="layout" svg:width="3.05cm" svg:height="1.517cm" svg:x="12.203cm" svg:y="17.69cm">
          <draw:text-box>
            <text:p><text:span text:style-name="T8">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8" draw:text-style-name="P10" draw:layer="layout" svg:width="13.439cm" svg:height="9.597cm" svg:x="8.002cm" svg:y="0.999cm">
          <draw:text-box>
            <text:p text:style-name="P7"><text:span text:style-name="T13">var</text:span><text:span text:style-name="T14"> ExampleModule = (</text:span><text:span text:style-name="T13">function</text:span><text:span text:style-name="T14">() {</text:span></text:p>
            <text:p text:style-name="P7"><text:span text:style-name="T14"><text:tab/></text:span><text:span text:style-name="T13">var</text:span><text:span text:style-name="T14"> module = {};</text:span></text:p>
            <text:p text:style-name="P7"><text:span text:style-name="T14"><text:tab/></text:span><text:span text:style-name="T13">var</text:span><text:span text:style-name="T14"> privateVariable = ''</text:span><text:span text:style-name="T15">private</text:span><text:span text:style-name="T14">'';</text:span></text:p>
            <text:p text:style-name="P7"><text:span text:style-name="T14"><text:tab/></text:span><text:span text:style-name="T13">var</text:span><text:span text:style-name="T14"> privateFunction = </text:span><text:span text:style-name="T13">function</text:span><text:span text:style-name="T14">(){</text:span></text:p>
            <text:p text:style-name="P7"><text:span text:style-name="T14"><text:tab/></text:span><text:span text:style-name="T14"><text:tab/></text:span><text:span text:style-name="T13">return</text:span><text:span text:style-name="T14"> privateVariable;</text:span></text:p>
            <text:p text:style-name="P7"><text:span text:style-name="T14"><text:tab/></text:span><text:span text:style-name="T14">};</text:span></text:p>
            <text:p text:style-name="P7"><text:span text:style-name="T14"><text:tab/></text:span><text:span text:style-name="T14">module.</text:span><text:span text:style-name="T16">publicVariable</text:span><text:span text:style-name="T14"> = ''</text:span><text:span text:style-name="T15">public</text:span><text:span text:style-name="T14">'';</text:span></text:p>
            <text:p text:style-name="P7"><text:span text:style-name="T14"><text:tab/></text:span><text:span text:style-name="T14">module.</text:span><text:span text:style-name="T17">publicFunction</text:span><text:span text:style-name="T14"> = </text:span><text:span text:style-name="T13">function</text:span><text:span text:style-name="T14">() {</text:span></text:p>
            <text:p text:style-name="P7"><text:span text:style-name="T14"><text:tab/></text:span><text:span text:style-name="T14"><text:tab/></text:span><text:span text:style-name="T13">return</text:span><text:span text:style-name="T14"> module.publicVariable;</text:span></text:p>
            <text:p text:style-name="P7"><text:span text:style-name="T14"><text:tab/></text:span><text:span text:style-name="T14">};</text:span></text:p>
            <text:p text:style-name="P7"><text:span text:style-name="T14"><text:tab/></text:span><text:span text:style-name="T13">return</text:span><text:span text:style-name="T14"> module;</text:span></text:p>
            <text:p text:style-name="P7"><text:span text:style-name="T14">}());</text:span></text:p>
          </draw:text-box>
        </draw:frame>
        <draw:frame draw:style-name="gr14" draw:text-style-name="P11" draw:layer="layout" svg:width="23.527cm" svg:height="1.517cm" svg:x="2.6cm" svg:y="12.196cm">
          <draw:text-box>
            <text:p text:style-name="P7"><text:span text:style-name="T9">exampleModule.publicVariable = ''accessible'';</text:span></text:p>
          </draw:text-box>
        </draw:frame>
        <draw:frame draw:style-name="gr9" draw:text-style-name="P12" draw:layer="layout" svg:width="3.89cm" svg:height="1.517cm" svg:x="2.2cm" svg:y="3.598cm">
          <draw:text-box>
            <text:p><text:span text:style-name="T11">private</text:span></text:p>
          </draw:text-box>
        </draw:frame>
        <draw:frame draw:style-name="gr10" draw:text-style-name="P12" draw:layer="layout" svg:width="3.449cm" svg:height="1.517cm" svg:x="2.752cm" svg:y="6.598cm">
          <draw:text-box>
            <text:p><text:span text:style-name="T11">public</text:span></text:p>
          </draw:text-box>
        </draw:frame>
        <draw:frame draw:style-name="gr11" draw:text-style-name="P13" draw:layer="layout" svg:width="1.539cm" svg:height="3.718cm" svg:x="5.866cm" svg:y="5.284cm">
          <draw:text-box>
            <text:p><text:span text:style-name="T18">{</text:span></text:p>
          </draw:text-box>
        </draw:frame>
        <draw:frame draw:style-name="gr11" draw:text-style-name="P13" draw:layer="layout" svg:width="1.539cm" svg:height="3.718cm" svg:x="5.801cm" svg:y="2.285cm">
          <draw:text-box>
            <text:p><text:span text:style-name="T18">{</text:span></text:p>
          </draw:text-box>
        </draw:frame>
        <draw:frame draw:style-name="gr12" draw:text-style-name="P11" draw:layer="layout" svg:width="22.57cm" svg:height="1.517cm" svg:x="2.4cm" svg:y="15.614cm">
          <draw:text-box>
            <text:p text:style-name="P7"><text:span text:style-name="T9">console.log(exampleModule.publicVariable);</text:span></text:p>
          </draw:text-box>
        </draw:frame>
        <draw:frame draw:style-name="gr13" draw:text-style-name="P14" draw:layer="layout" svg:width="3.05cm" svg:height="1.517cm" svg:x="12.203cm" svg:y="13.889cm">
          <draw:text-box>
            <text:p><text:span text:style-name="T8">OK</text:span></text:p>
          </draw:text-box>
        </draw:frame>
        <draw:frame draw:style-name="gr15" draw:text-style-name="P15" draw:layer="layout" svg:width="6.64cm" svg:height="1.517cm" svg:x="12.205cm" svg:y="17.595cm">
          <draw:text-box>
            <text:p><text:span text:style-name="T10">''accessible''</text:span></text:p>
          </draw:text-box>
        </draw:frame>
        <draw:frame draw:style-name="gr16" draw:text-style-name="P16" draw:layer="layout" svg:width="5.728cm" svg:height="1.115cm" svg:x="5.9cm" svg:y="17.884cm">
          <draw:text-box>
            <text:p><text:span text:style-name="T3">Console ouput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8" draw:text-style-name="P10" draw:layer="layout" svg:width="13.439cm" svg:height="9.597cm" svg:x="8.002cm" svg:y="0.999cm">
          <draw:text-box>
            <text:p text:style-name="P7"><text:span text:style-name="T13">var</text:span><text:span text:style-name="T14"> ExampleModule = (</text:span><text:span text:style-name="T13">function</text:span><text:span text:style-name="T14">() {</text:span></text:p>
            <text:p text:style-name="P7"><text:span text:style-name="T14"><text:tab/></text:span><text:span text:style-name="T13">var</text:span><text:span text:style-name="T14"> module = {};</text:span></text:p>
            <text:p text:style-name="P7"><text:span text:style-name="T14"><text:tab/></text:span><text:span text:style-name="T13">var</text:span><text:span text:style-name="T14"> privateVariable = ''</text:span><text:span text:style-name="T15">private</text:span><text:span text:style-name="T14">'';</text:span></text:p>
            <text:p text:style-name="P7"><text:span text:style-name="T14"><text:tab/></text:span><text:span text:style-name="T13">var</text:span><text:span text:style-name="T14"> privateFunction = </text:span><text:span text:style-name="T13">function</text:span><text:span text:style-name="T14">(){</text:span></text:p>
            <text:p text:style-name="P7"><text:span text:style-name="T14"><text:tab/></text:span><text:span text:style-name="T14"><text:tab/></text:span><text:span text:style-name="T13">return</text:span><text:span text:style-name="T14"> privateVariable;</text:span></text:p>
            <text:p text:style-name="P7"><text:span text:style-name="T14"><text:tab/></text:span><text:span text:style-name="T14">};</text:span></text:p>
            <text:p text:style-name="P7"><text:span text:style-name="T14"><text:tab/></text:span><text:span text:style-name="T14">module.</text:span><text:span text:style-name="T16">publicVariable</text:span><text:span text:style-name="T14"> = ''</text:span><text:span text:style-name="T15">public</text:span><text:span text:style-name="T14">'';</text:span></text:p>
            <text:p text:style-name="P7"><text:span text:style-name="T14"><text:tab/></text:span><text:span text:style-name="T14">module.</text:span><text:span text:style-name="T17">publicFunction</text:span><text:span text:style-name="T14"> = </text:span><text:span text:style-name="T13">function</text:span><text:span text:style-name="T14">() {</text:span></text:p>
            <text:p text:style-name="P7"><text:span text:style-name="T14"><text:tab/></text:span><text:span text:style-name="T14"><text:tab/></text:span><text:span text:style-name="T13">return</text:span><text:span text:style-name="T14"> module.publicVariable;</text:span></text:p>
            <text:p text:style-name="P7"><text:span text:style-name="T14"><text:tab/></text:span><text:span text:style-name="T14">};</text:span></text:p>
            <text:p text:style-name="P7"><text:span text:style-name="T14"><text:tab/></text:span><text:span text:style-name="T13">return</text:span><text:span text:style-name="T14"> module;</text:span></text:p>
            <text:p text:style-name="P7"><text:span text:style-name="T14">}());</text:span></text:p>
          </draw:text-box>
        </draw:frame>
        <draw:frame draw:style-name="gr8" draw:text-style-name="P11" draw:layer="layout" svg:width="23.013cm" svg:height="1.517cm" svg:x="2.6cm" svg:y="12.196cm">
          <draw:text-box>
            <text:p text:style-name="P7"><text:span text:style-name="T9">console.log(exampleModule.privateVariable);</text:span></text:p>
          </draw:text-box>
        </draw:frame>
        <draw:frame draw:style-name="gr17" draw:text-style-name="P12" draw:layer="layout" svg:width="4.588cm" svg:height="1.517cm" svg:x="11.624cm" svg:y="13.888cm">
          <draw:text-box>
            <text:p><text:span text:style-name="T11">ERROR</text:span></text:p>
          </draw:text-box>
        </draw:frame>
        <draw:frame draw:style-name="gr9" draw:text-style-name="P12" draw:layer="layout" svg:width="3.89cm" svg:height="1.517cm" svg:x="2.2cm" svg:y="3.598cm">
          <draw:text-box>
            <text:p><text:span text:style-name="T11">private</text:span></text:p>
          </draw:text-box>
        </draw:frame>
        <draw:frame draw:style-name="gr10" draw:text-style-name="P12" draw:layer="layout" svg:width="3.449cm" svg:height="1.517cm" svg:x="2.752cm" svg:y="6.598cm">
          <draw:text-box>
            <text:p><text:span text:style-name="T11">public</text:span></text:p>
          </draw:text-box>
        </draw:frame>
        <draw:frame draw:style-name="gr11" draw:text-style-name="P13" draw:layer="layout" svg:width="1.539cm" svg:height="3.718cm" svg:x="5.866cm" svg:y="5.284cm">
          <draw:text-box>
            <text:p><text:span text:style-name="T18">{</text:span></text:p>
          </draw:text-box>
        </draw:frame>
        <draw:frame draw:style-name="gr11" draw:text-style-name="P13" draw:layer="layout" svg:width="1.539cm" svg:height="3.718cm" svg:x="5.801cm" svg:y="2.285cm">
          <draw:text-box>
            <text:p><text:span text:style-name="T18">{</text:span></text:p>
          </draw:text-box>
        </draw:frame>
        <draw:frame draw:style-name="gr12" draw:text-style-name="P11" draw:layer="layout" svg:width="17.573cm" svg:height="1.517cm" svg:x="5.271cm" svg:y="15.614cm">
          <draw:text-box>
            <text:p text:style-name="P7"><text:span text:style-name="T9">exampleModule.privateFunction();</text:span></text:p>
          </draw:text-box>
        </draw:frame>
        <draw:frame draw:style-name="gr17" draw:text-style-name="P12" draw:layer="layout" svg:width="4.588cm" svg:height="1.517cm" svg:x="11.624cm" svg:y="17.794cm">
          <draw:text-box>
            <text:p><text:span text:style-name="T11">ERR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8" draw:text-style-name="P11" draw:layer="layout" svg:width="23.971cm" svg:height="1.517cm" svg:x="2.6cm" svg:y="12.196cm">
          <draw:text-box>
            <text:p text:style-name="P7"><text:span text:style-name="T9">exampleModule.privateVariable = ''not private'';</text:span></text:p>
          </draw:text-box>
        </draw:frame>
        <draw:frame draw:style-name="gr13" draw:text-style-name="P14" draw:layer="layout" svg:width="3.05cm" svg:height="1.517cm" svg:x="12.203cm" svg:y="13.888cm">
          <draw:text-box>
            <text:p><text:span text:style-name="T8">OK</text:span></text:p>
          </draw:text-box>
        </draw:frame>
        <draw:frame draw:style-name="gr9" draw:text-style-name="P12" draw:layer="layout" svg:width="3.89cm" svg:height="1.517cm" svg:x="2.2cm" svg:y="3.598cm">
          <draw:text-box>
            <text:p><text:span text:style-name="T11">private</text:span></text:p>
          </draw:text-box>
        </draw:frame>
        <draw:frame draw:style-name="gr10" draw:text-style-name="P12" draw:layer="layout" svg:width="3.449cm" svg:height="1.517cm" svg:x="2.752cm" svg:y="6.598cm">
          <draw:text-box>
            <text:p><text:span text:style-name="T11">public</text:span></text:p>
          </draw:text-box>
        </draw:frame>
        <draw:frame draw:style-name="gr11" draw:text-style-name="P13" draw:layer="layout" svg:width="1.539cm" svg:height="3.718cm" svg:x="5.866cm" svg:y="5.284cm">
          <draw:text-box>
            <text:p><text:span text:style-name="T18">{</text:span></text:p>
          </draw:text-box>
        </draw:frame>
        <draw:frame draw:style-name="gr11" draw:text-style-name="P13" draw:layer="layout" svg:width="1.539cm" svg:height="3.718cm" svg:x="5.801cm" svg:y="2.285cm">
          <draw:text-box>
            <text:p><text:span text:style-name="T18">{</text:span></text:p>
          </draw:text-box>
        </draw:frame>
        <draw:frame draw:style-name="gr8" draw:text-style-name="P11" draw:layer="layout" svg:width="23.013cm" svg:height="1.517cm" svg:x="2.994cm" svg:y="15.795cm">
          <draw:text-box>
            <text:p text:style-name="P7"><text:span text:style-name="T9">console.log(exampleModule.privateVariable);</text:span></text:p>
          </draw:text-box>
        </draw:frame>
        <draw:frame draw:style-name="gr19" draw:text-style-name="P15" draw:layer="layout" svg:width="6.634cm" svg:height="1.517cm" svg:x="12.205cm" svg:y="17.594cm">
          <draw:text-box>
            <text:p><text:span text:style-name="T10">''not private''</text:span></text:p>
          </draw:text-box>
        </draw:frame>
        <draw:frame draw:style-name="gr16" draw:text-style-name="P16" draw:layer="layout" svg:width="5.728cm" svg:height="1.115cm" svg:x="5.9cm" svg:y="17.883cm">
          <draw:text-box>
            <text:p><text:span text:style-name="T3">Console ouput:</text:span></text:p>
          </draw:text-box>
        </draw:frame>
        <draw:frame presentation:style-name="pr8" draw:text-style-name="P10" draw:layer="layout" svg:width="13.439cm" svg:height="9.597cm" svg:x="7.992cm" svg:y="1cm">
          <draw:text-box>
            <text:p text:style-name="P7"><text:span text:style-name="T13">var</text:span><text:span text:style-name="T14"> ExampleModule = (</text:span><text:span text:style-name="T13">function</text:span><text:span text:style-name="T14">() {</text:span></text:p>
            <text:p text:style-name="P7"><text:span text:style-name="T14"><text:tab/></text:span><text:span text:style-name="T13">var</text:span><text:span text:style-name="T14"> module = {};</text:span></text:p>
            <text:p text:style-name="P7"><text:span text:style-name="T14"><text:tab/></text:span><text:span text:style-name="T13">var</text:span><text:span text:style-name="T14"> privateVariable = ''</text:span><text:span text:style-name="T15">private</text:span><text:span text:style-name="T14">'';</text:span></text:p>
            <text:p text:style-name="P7"><text:span text:style-name="T14"><text:tab/></text:span><text:span text:style-name="T13">var</text:span><text:span text:style-name="T14"> privateFunction = </text:span><text:span text:style-name="T13">function</text:span><text:span text:style-name="T14">(){</text:span></text:p>
            <text:p text:style-name="P7"><text:span text:style-name="T14"><text:tab/></text:span><text:span text:style-name="T14"><text:tab/></text:span><text:span text:style-name="T13">return</text:span><text:span text:style-name="T14"> privateVariable;</text:span></text:p>
            <text:p text:style-name="P7"><text:span text:style-name="T14"><text:tab/></text:span><text:span text:style-name="T14">};</text:span></text:p>
            <text:p text:style-name="P7"><text:span text:style-name="T14"><text:tab/></text:span><text:span text:style-name="T14">module.</text:span><text:span text:style-name="T16">publicVariable</text:span><text:span text:style-name="T14"> = ''</text:span><text:span text:style-name="T15">public</text:span><text:span text:style-name="T14">'';</text:span></text:p>
            <text:p text:style-name="P7"><text:span text:style-name="T14"><text:tab/></text:span><text:span text:style-name="T14">module.</text:span><text:span text:style-name="T17">publicFunction</text:span><text:span text:style-name="T14"> = </text:span><text:span text:style-name="T13">function</text:span><text:span text:style-name="T14">() {</text:span></text:p>
            <text:p text:style-name="P7"><text:span text:style-name="T14"><text:tab/></text:span><text:span text:style-name="T14"><text:tab/></text:span><text:span text:style-name="T13">return</text:span><text:span text:style-name="T14"> module.publicVariable;</text:span></text:p>
            <text:p text:style-name="P7"><text:span text:style-name="T14"><text:tab/></text:span><text:span text:style-name="T14">};</text:span></text:p>
            <text:p text:style-name="P7"><text:span text:style-name="T14"><text:tab/></text:span><text:span text:style-name="T13">return</text:span><text:span text:style-name="T14"> module;</text:span></text:p>
            <text:p text:style-name="P7"><text:span text:style-name="T14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Global Variables</text:p>
          </draw:text-box>
        </draw:frame>
        <draw:frame presentation:style-name="pr10" draw:text-style-name="P17" draw:layer="layout" svg:width="25.199cm" svg:height="6.2cm" svg:x="1.6cm" svg:y="7.4cm" presentation:class="outline" presentation:user-transformed="true">
          <draw:text-box>
            <text:p text:style-name="P7"><text:span text:style-name="T8">var</text:span><text:span text:style-name="T9"> ExampleModule = (</text:span><text:span text:style-name="T8">function</text:span><text:span text:style-name="T9">(global_var) {</text:span></text:p>
            <text:p text:style-name="P7"><text:span text:style-name="T8"><text:s text:c="4"/></text:span><text:span text:style-name="T9">do_things(global_var);</text:span></text:p>
            <text:p text:style-name="P7"><text:span text:style-name="T9">}(global_var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Global Variables</text:p>
          </draw:text-box>
        </draw:frame>
        <draw:frame presentation:style-name="pr12" draw:text-style-name="P17" draw:layer="layout" svg:width="25.199cm" svg:height="10.087cm" svg:x="1.6cm" svg:y="7.4cm" presentation:class="outline" presentation:user-transformed="true">
          <draw:text-box>
            <text:p text:style-name="P7"><text:span text:style-name="T8">var</text:span><text:span text:style-name="T9"> ExampleModule = (</text:span><text:span text:style-name="T8">function</text:span><text:span text:style-name="T9">() {</text:span></text:p>
            <text:p text:style-name="P7"><text:span text:style-name="T8"><text:s text:c="4"/></text:span><text:span text:style-name="T8">var</text:span><text:span text:style-name="T9"> module = {};</text:span></text:p>
            <text:p text:style-name="P7"><text:span text:style-name="T8"><text:s text:c="4"/></text:span><text:span text:style-name="T8">var</text:span><text:span text:style-name="T9"> module.newGlobalVar = “global access“;</text:span></text:p>
            <text:p text:style-name="P7"><text:span text:style-name="T8"><text:s text:c="4"/></text:span><text:span text:style-name="T8">return</text:span><text:span text:style-name="T9"> module;</text:span></text:p>
            <text:p text:style-name="P7"><text:span text:style-name="T9">}());</text:span></text:p>
            <text:p text:style-name="P7"><text:span text:style-name="T9">console.log(ExampleModule.newGlobalVar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Inheritance</text:p>
          </draw:text-box>
        </draw:frame>
        <draw:frame presentation:style-name="pr13" draw:layer="layout" svg:width="25.199cm" svg:height="12.18cm" svg:x="1.399cm" svg:y="4.913cm" presentation:class="outline">
          <draw:text-box>
            <text:list text:style-name="L2">
              <text:list-item>
                <text:p>Function parameter → super module</text:p>
              </text:list-item>
              <text:list-item>
                <text:p>Copy Properties </text:p>
              </text:list-item>
              <text:list-item>
                <text:p>Additionally save super modu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4" draw:text-style-name="P8" draw:layer="layout" svg:width="26cm" svg:height="17.065cm" svg:x="1cm" svg:y="2.352cm">
          <draw:text-box>
            <text:p text:style-name="P7"><text:span text:style-name="T19">var</text:span><text:span text:style-name="T6"> ExampleMod</text:span><text:span text:style-name="T20">ule2 = (</text:span><text:span text:style-name="T21">function</text:span><text:span text:style-name="T20">(oldModule) {</text:span></text:p>
            <text:p text:style-name="P7"><text:span text:style-name="T20"><text:tab/></text:span></text:p>
            <text:p text:style-name="P7"><text:span text:style-name="T20"><text:tab/></text:span><text:span text:style-name="T21">var</text:span><text:span text:style-name="T20"> newModule = {};</text:span></text:p>
            <text:p text:style-name="P7"><text:span text:style-name="T20"><text:tab/></text:span><text:span text:style-name="T20">newModule.</text:span><text:span text:style-name="T22">super</text:span><text:span text:style-name="T20"> = oldModule;</text:span></text:p>
            <text:p text:style-name="P7"><text:span text:style-name="T20"><text:tab/></text:span><text:span text:style-name="T21">for</text:span><text:span text:style-name="T20"> (key in object) {</text:span></text:p>
            <text:p text:style-name="P7"><text:span text:style-name="T20"><text:tab/></text:span><text:span text:style-name="T20"><text:tab/></text:span><text:span text:style-name="T21">if</text:span><text:span text:style-name="T20"> (object.</text:span><text:span text:style-name="T22">hasOwnProperty</text:span><text:span text:style-name="T20">(key) {</text:span></text:p>
            <text:p text:style-name="P7"><text:span text:style-name="T20"><text:tab/></text:span><text:span text:style-name="T20"><text:tab/></text:span><text:span text:style-name="T20"><text:tab/></text:span><text:span text:style-name="T20">newModule[key] = object[key];</text:span></text:p>
            <text:p text:style-name="P7"><text:span text:style-name="T20"><text:tab/></text:span><text:span text:style-name="T20"><text:tab/></text:span><text:span text:style-name="T20">}</text:span></text:p>
            <text:p text:style-name="P7"><text:span text:style-name="T20"><text:tab/></text:span><text:span text:style-name="T20">}</text:span></text:p>
            <text:p text:style-name="P7"><text:span text:style-name="T20"/></text:p>
            <text:p text:style-name="P7"><text:span text:style-name="T20"><text:tab/></text:span><text:span text:style-name="T21">return</text:span><text:span text:style-name="T20"> newModule;</text:span></text:p>
            <text:p text:style-name="P7"><text:span text:style-name="T6">}(ExampleModule));</text:span></text:p>
          </draw:text-box>
        </draw:frame>
        <draw:custom-shape draw:style-name="gr20" draw:text-style-name="P18" draw:layer="layout" svg:width="1.6cm" svg:height="1.2cm" svg:x="0.4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8" draw:layer="layout" svg:width="1.6cm" svg:height="1.2cm" svg:x="0.4cm" svg:y="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8" draw:layer="layout" svg:width="1.6cm" svg:height="1.2cm" svg:x="0.4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8" draw:layer="layout" svg:width="1.6cm" svg:height="1.2cm" svg:x="0.4cm" svg:y="1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xtensionability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Add properties</text:p>
              </text:list-item>
              <text:list-item>
                <text:p>Modify properties</text:p>
              </text:list-item>
              <text:list-item>
                <text:p>Different file lo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d and modify properties</text:p>
          </draw:text-box>
        </draw:frame>
        <draw:frame presentation:style-name="pr6" draw:text-style-name="P8" draw:layer="layout" svg:width="24.799cm" svg:height="13.859cm" svg:x="1.6cm" svg:y="4.535cm">
          <draw:text-box>
            <text:p text:style-name="P7"><text:span text:style-name="T19">var</text:span><text:span text:style-name="T6"> ExampleMod</text:span><text:span text:style-name="T20">ule = (</text:span><text:span text:style-name="T21">function</text:span><text:span text:style-name="T20">() {</text:span></text:p>
            <text:p text:style-name="P7"><text:span text:style-name="T20"><text:tab/></text:span><text:span text:style-name="T21">var</text:span><text:span text:style-name="T20"> module = {};</text:span></text:p>
            <text:p text:style-name="P7"><text:span text:style-name="T20"/></text:p>
            <text:p text:style-name="P7"><text:span text:style-name="T20"><text:tab/></text:span><text:span text:style-name="T21">var</text:span><text:span text:style-name="T20"> privateProperty = …;</text:span></text:p>
            <text:p text:style-name="P7"><text:span text:style-name="T20"/></text:p>
            <text:p text:style-name="P7"><text:span text:style-name="T20"><text:tab/></text:span><text:span text:style-name="T20">module.</text:span><text:span text:style-name="T22">publicProperty</text:span><text:span text:style-name="T20"> = …;</text:span></text:p>
            <text:p text:style-name="P7"><text:span text:style-name="T20"/></text:p>
            <text:p text:style-name="P7"><text:span text:style-name="T20"><text:tab/></text:span><text:span text:style-name="T21">return</text:span><text:span text:style-name="T20"> module;</text:span></text:p>
            <text:p text:style-name="P7"><text:span text:style-name="T6">}());</text:span></text:p>
          </draw:text-box>
        </draw:frame>
        <draw:custom-shape draw:style-name="gr21" draw:text-style-name="P19" draw:layer="layout" svg:width="9.003cm" svg:height="1.6cm" svg:x="2.8cm" svg:y="6.5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8.403cm" svg:height="1.6cm" svg:x="2.597cm" svg:y="14.9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d and modify properties</text:p>
          </draw:text-box>
        </draw:frame>
        <draw:frame presentation:style-name="pr6" draw:text-style-name="P8" draw:layer="layout" svg:width="25.199cm" svg:height="13.859cm" svg:x="1.181cm" svg:y="4.536cm">
          <draw:text-box>
            <text:p text:style-name="P7"><text:span text:style-name="T19">var</text:span><text:span text:style-name="T6"> ExampleMod</text:span><text:span text:style-name="T20">ule = (</text:span><text:span text:style-name="T21">function</text:span><text:span text:style-name="T20">(module) {</text:span></text:p>
            <text:p text:style-name="P7"><text:span text:style-name="T20"><text:tab/></text:span></text:p>
            <text:p text:style-name="P7"><text:span text:style-name="T20"><text:tab/></text:span><text:span text:style-name="T21">var</text:span><text:span text:style-name="T20"> newPrivateProperty = …;</text:span></text:p>
            <text:p text:style-name="P7"><text:span text:style-name="T20"><text:tab/></text:span><text:span text:style-name="T20">module.</text:span><text:span text:style-name="T22">publicProperty</text:span><text:span text:style-name="T20"> = …;</text:span></text:p>
            <text:p text:style-name="P7"><text:span text:style-name="T20"><text:tab/></text:span><text:span text:style-name="T20">module.</text:span><text:span text:style-name="T22">newPublicProperty</text:span><text:span text:style-name="T20"> = …;</text:span></text:p>
            <text:p text:style-name="P7"><text:span text:style-name="T20"/></text:p>
            <text:p text:style-name="P7"><text:span text:style-name="T20"><text:tab/></text:span><text:span text:style-name="T21">return</text:span><text:span text:style-name="T20"> module;</text:span></text:p>
            <text:p text:style-name="P7"><text:span text:style-name="T6">}(ExampleModule || {}));</text:span></text:p>
          </draw:text-box>
        </draw:frame>
        <draw:custom-shape draw:style-name="gr23" draw:text-style-name="P19" draw:layer="layout" svg:width="4.194cm" svg:height="1.6cm" svg:x="19.006cm" svg:y="5.79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1.404cm" svg:height="1.6cm" svg:x="2cm" svg:y="15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Why ExampleModule || {}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If <text:span text:style-name="T23">ExampleModule</text:span><text:span text:style-name="T24"> </text:span><text:span text:style-name="T25">exists</text:span></text:p>
                <text:p><text:span text:style-name="T26">use</text:span><text:span text:style-name="T24"> it</text:span></text:p>
              </text:list-item>
              <text:list-item>
                <text:p>Else <text:line-break/>create empty object</text:p>
              </text:list-item>
              <text:list-item>
                <text:p>Works with every fi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vanced Module Patterns</text:p>
          </draw:text-box>
        </draw:frame>
        <draw:frame presentation:style-name="pr4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>Module Pattern with several files</text:p>
              </text:list-item>
              <text:list-item>
                <text:p>Load Order</text:p>
              </text:list-item>
              <text:list-item>
                <text:p>Private scope over several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Augmentation possibilities</text:p>
          </draw:text-box>
        </draw:frame>
        <draw:frame presentation:style-name="pr13" draw:layer="layout" svg:width="25.199cm" svg:height="12.18cm" svg:x="1.399cm" svg:y="4.913cm" presentation:class="outline">
          <draw:text-box>
            <text:list text:style-name="L2">
              <text:list-item>
                <text:p>Loose Augmentation <text:span text:style-name="T27">(MODULE || {})</text:span></text:p>
                <text:list>
                  <text:list-item>
                    <text:p>var always necessary</text:p>
                  </text:list-item>
                  <text:list-item>
                    <text:p>Loading order not fixed!</text:p>
                  </text:list-item>
                </text:list>
              </text:list-item>
              <text:list-item>
                <text:p>Tight Augmentation <text:span text:style-name="T27">(MODULE)</text:span></text:p>
                <text:list>
                  <text:list-item>
                    <text:p><text:span text:style-name="T28">var not needed (only on first)</text:span></text:p>
                  </text:list-item>
                  <text:list-item>
                    <text:p><text:span text:style-name="T28">Implies loading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Public/Private variables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<text:span text:style-name="T29">object</text:span> properties → public scope</text:p>
              </text:list-item>
              <text:list-item>
                <text:p><text:span text:style-name="T30">var name = … → local function scope</text:span></text:p>
              </text:list-item>
              <text:list-item>
                <text:p><text:span text:style-name="T29">_private </text:span><text:span text:style-name="T30">properties → Cross-File private sco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 presentation:user-transformed="true">
          <draw:text-box>
            <text:p>Scope of Cross-File private state</text:p>
          </draw:text-box>
        </draw:frame>
        <draw:custom-shape draw:style-name="gr2" draw:text-style-name="P5" draw:layer="layout" svg:width="23.2cm" svg:height="15.057cm" svg:x="2.399cm" svg:y="4.3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5" draw:text-style-name="P20" draw:layer="layout" svg:width="5.677cm" svg:height="1.111cm" svg:x="2.723cm" svg:y="4.689cm">
          <draw:text-box>
            <text:p><text:span text:style-name="T31">global scope</text:span></text:p>
          </draw:text-box>
        </draw:frame>
        <draw:custom-shape draw:style-name="gr26" draw:text-style-name="P5" draw:layer="layout" svg:width="20.8cm" svg:height="12.4cm" svg:x="3.4cm" svg:y="6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7" draw:text-style-name="P20" draw:layer="layout" svg:width="13.519cm" svg:height="1.971cm" svg:x="4cm" svg:y="6.8cm">
          <draw:text-box>
            <text:p><text:span text:style-name="T31">Module</text:span></text:p>
            <text:p><text:span text:style-name="T31">public scope = object properties</text:span></text:p>
          </draw:text-box>
        </draw:frame>
        <draw:custom-shape draw:style-name="gr28" draw:text-style-name="P5" xml:id="id13" draw:id="id13" draw:layer="layout" svg:width="18.8cm" svg:height="8.6cm" svg:x="4.2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9" draw:text-style-name="P20" draw:layer="layout" svg:width="7.658cm" svg:height="2.001cm" svg:x="4.8cm" svg:y="9.6cm">
          <draw:text-box>
            <text:p><text:span text:style-name="T31">function scope = </text:span></text:p>
            <text:p><text:span text:style-name="T31">private properties</text:span></text:p>
          </draw:text-box>
        </draw:frame>
        <draw:custom-shape draw:style-name="gr30" draw:text-style-name="P5" xml:id="id14" draw:id="id14" draw:layer="layout" svg:width="8.199cm" svg:height="8.6cm" svg:x="4.201cm" svg:y="9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5" xml:id="id15" draw:id="id15" draw:layer="layout" svg:width="8.199cm" svg:height="8.6cm" svg:x="14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1" draw:text-style-name="P20" draw:layer="layout" svg:width="7.658cm" svg:height="2.831cm" svg:x="15.142cm" svg:y="9.799cm">
          <draw:text-box>
            <text:p xml:id="id16" text:id="id16"><text:span text:style-name="T31">Cross-File private </text:span></text:p>
            <text:p xml:id="id17" text:id="id17"><text:span text:style-name="T31">state = </text:span><text:span text:style-name="T31"><text:line-break/></text:span><text:span text:style-name="T31">_private 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13" smil:type="irisWipe" smil:subtype="rectangle" smil:mode="out" smil:direction="reverse"/>
                  <anim:set smil:begin="0.499s" smil:dur="0.001s" smil:fill="hold" smil:targetElement="id13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 presentation:user-transformed="true">
          <draw:text-box>
            <text:p>Private variables management</text:p>
          </draw:text-box>
        </draw:frame>
        <draw:frame draw:style-name="gr32" draw:text-style-name="P21" draw:layer="layout" svg:width="18.567cm" svg:height="8.685cm" svg:x="7.199cm" svg:y="11.399cm">
          <draw:text-box>
            <text:p><text:span text:style-name="T32"><text:tab/></text:span><text:span text:style-name="T33">var</text:span><text:span text:style-name="T32"> _private = object.</text:span><text:span text:style-name="T34">_private</text:span><text:span text:style-name="T32"> = object.</text:span><text:span text:style-name="T34">_private</text:span><text:span text:style-name="T32"> || {};</text:span></text:p>
            <text:p><text:span text:style-name="T32"><text:tab/></text:span><text:span text:style-name="T33">var</text:span><text:span text:style-name="T32"> _seal = object.</text:span><text:span text:style-name="T34">_seal</text:span><text:span text:style-name="T32"> = object.</text:span><text:span text:style-name="T34">_seal</text:span><text:span text:style-name="T32"> || </text:span><text:span text:style-name="T33">function</text:span><text:span text:style-name="T32"> () {</text:span></text:p>
            <text:p><text:span text:style-name="T32"><text:tab/></text:span><text:span text:style-name="T32"><text:tab/></text:span><text:span text:style-name="T32"><text:tab/></text:span><text:span text:style-name="T33">delete</text:span><text:span text:style-name="T32"> object.</text:span><text:span text:style-name="T34">_private</text:span><text:span text:style-name="T32">;</text:span></text:p>
            <text:p><text:span text:style-name="T32"><text:tab/></text:span><text:span text:style-name="T32"><text:tab/></text:span><text:span text:style-name="T32"><text:tab/></text:span><text:span text:style-name="T33">delete</text:span><text:span text:style-name="T32"> object.</text:span><text:span text:style-name="T34">_seal</text:span><text:span text:style-name="T32">;</text:span></text:p>
            <text:p><text:span text:style-name="T32"><text:tab/></text:span><text:span text:style-name="T32"><text:tab/></text:span><text:span text:style-name="T32"><text:tab/></text:span><text:span text:style-name="T33">delete</text:span><text:span text:style-name="T32"> object.</text:span><text:span text:style-name="T34">_unseal</text:span><text:span text:style-name="T32">;</text:span></text:p>
            <text:p><text:span text:style-name="T32"><text:tab/></text:span><text:span text:style-name="T32"><text:tab/></text:span><text:span text:style-name="T32">};</text:span></text:p>
            <text:p><text:span text:style-name="T32"><text:tab/></text:span><text:span text:style-name="T33">var</text:span><text:span text:style-name="T32"> _unseal = object.</text:span><text:span text:style-name="T34">_unseal</text:span><text:span text:style-name="T32"> = object.</text:span><text:span text:style-name="T34">_unseal</text:span><text:span text:style-name="T32"> || </text:span><text:span text:style-name="T33">function</text:span><text:span text:style-name="T32"> () {</text:span></text:p>
            <text:p><text:span text:style-name="T32"><text:tab/></text:span><text:span text:style-name="T32"><text:tab/></text:span><text:span text:style-name="T32"><text:tab/></text:span><text:span text:style-name="T32">object.</text:span><text:span text:style-name="T34">_private</text:span><text:span text:style-name="T32"> =</text:span><text:span text:style-name="T35"> _private</text:span><text:span text:style-name="T32">;</text:span></text:p>
            <text:p><text:span text:style-name="T32"><text:tab/></text:span><text:span text:style-name="T32"><text:tab/></text:span><text:span text:style-name="T32"><text:tab/></text:span><text:span text:style-name="T32">object.</text:span><text:span text:style-name="T34">_seal</text:span><text:span text:style-name="T32"> = </text:span><text:span text:style-name="T35">_seal</text:span><text:span text:style-name="T32">;</text:span></text:p>
            <text:p><text:span text:style-name="T32"><text:tab/></text:span><text:span text:style-name="T32"><text:tab/></text:span><text:span text:style-name="T32"><text:tab/></text:span><text:span text:style-name="T32">object.</text:span><text:span text:style-name="T34">_unseal</text:span><text:span text:style-name="T32"> = </text:span><text:span text:style-name="T35">_unseal</text:span><text:span text:style-name="T32">;</text:span></text:p>
            <text:p><text:span text:style-name="T32"><text:tab/></text:span><text:span text:style-name="T32"><text:tab/></text:span><text:span text:style-name="T32">};</text:span></text:p>
          </draw:text-box>
        </draw:frame>
        <draw:frame draw:style-name="gr33" draw:text-style-name="P23" draw:layer="layout" svg:width="21.628cm" svg:height="4.57cm" svg:x="3.233cm" svg:y="4.999cm">
          <draw:text-box>
            <text:list text:style-name="L1">
              <text:list-item>
                <text:p text:style-name="P22"><text:span text:style-name="T36">_private provides variable</text:span></text:p>
              </text:list-item>
              <text:list-item>
                <text:p text:style-name="P22"><text:span text:style-name="T36">_seal called after init</text:span></text:p>
              </text:list-item>
              <text:list-item>
                <text:p text:style-name="P22"><text:span text:style-name="T36">_unseal to call before loading new module f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399cm" svg:y="0.836cm" presentation:class="title">
          <draw:text-box>
            <text:list text:style-name="L1">
              <text:list-header>
                <text:p text:style-name="P4">Our Application: Tic Tac Toe</text:p>
              </text:list-header>
            </text:list>
          </draw:text-box>
        </draw:frame>
        <draw:frame presentation:style-name="pr13" draw:layer="layout" svg:width="25.199cm" svg:height="12.18cm" svg:x="1.399cm" svg:y="4.913cm" presentation:class="outline" presentation:user-transformed="true">
          <draw:text-box>
            <text:list text:style-name="L2">
              <text:list-item>
                <text:p>Demonstration of the app</text:p>
              </text:list-item>
              <text:list-item>
                <text:p>Code excerpts(few)</text:p>
              </text:list-item>
              <text:list-item>
                <text:p>How the Module Pattern helped us achieve this and why it was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Web app <text:span text:style-name="T23">structure</text:span></text:p>
          </draw:text-box>
        </draw:frame>
        <draw:frame presentation:style-name="pr13" draw:layer="layout" svg:width="25.199cm" svg:height="12.18cm" svg:x="1.399cm" svg:y="4.913cm" presentation:class="outline" presentation:user-transformed="true">
          <draw:text-box>
            <text:list text:style-name="L2">
              <text:list-item>
                <text:p>main <text:span text:style-name="T23">functionality</text:span> in one file</text:p>
              </text:list-item>
              <text:list-item>
                <text:p>4 different <text:span text:style-name="T23">strategies</text:span></text:p>
              </text:list-item>
              <text:list-item>
                <text:p>1 file per strategy to extend main module</text:p>
              </text:list-item>
              <text:list-item>
                <text:p>lazy loading of js files with LAB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1" svg:font-family="Georgia" style:font-family-generic="roman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ＭＳ Ｐゴシック1" svg:font-family="'ＭＳ Ｐゴシック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ackgroundcolor" xlink:href="Pictures/1000000000000138000000920738B3EC.bmp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fill="bitmap" draw:fill-color="#66ffff" draw:fill-image-name="Backgroundcolor" draw:fill-image-width="0cm" draw:fill-image-height="0cm" draw:tile-repeat-offset="0% vertical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ffff" draw:fill-image-name="Backgroundcolor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5.199cm" svg:height="12.18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0:20:57.44</meta:creation-date>
    <meta:editing-duration>P2DT23H52M50S</meta:editing-duration>
    <meta:editing-cycles>85</meta:editing-cycles>
    <dc:date>2015-04-28T09:46:03.344866000</dc:date>
    <meta:generator>LibreOffice/4.4.2.2$MacOSX_X86_64 LibreOffice_project/c4c7d32d0d49397cad38d62472b0bc8acff48dd6</meta:generator>
    <meta:document-statistic meta:object-count="174"/>
  </office:meta>
</office:document-meta>
</file>